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30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9288" calcext:value-type="float">
            <text:p>-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3672" calcext:value-type="float">
            <text:p>-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672" calcext:value-type="float">
            <text:p>-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2336" calcext:value-type="float">
            <text:p>-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2336" calcext:value-type="float">
            <text:p>-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3672" calcext:value-type="float">
            <text:p>-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672" calcext:value-type="float">
            <text:p>-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3672" calcext:value-type="float">
            <text:p>-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5008" calcext:value-type="float">
            <text:p>-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8056" calcext:value-type="float">
            <text:p>-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2816" calcext:value-type="float">
            <text:p>-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9768" calcext:value-type="float">
            <text:p>-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2816" calcext:value-type="float">
            <text:p>-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5488" calcext:value-type="float">
            <text:p>-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292" calcext:value-type="float">
            <text:p>-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5968" calcext:value-type="float">
            <text:p>-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1584" calcext:value-type="float">
            <text:p>-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5488" calcext:value-type="float">
            <text:p>-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0728" calcext:value-type="float">
            <text:p>-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2544" calcext:value-type="float">
            <text:p>-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9976" calcext:value-type="float">
            <text:p>-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0456" calcext:value-type="float">
            <text:p>-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3608" calcext:value-type="float">
            <text:p>-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6656" calcext:value-type="float">
            <text:p>-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2856" calcext:value-type="float">
            <text:p>-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6008" calcext:value-type="float">
            <text:p>-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3816" calcext:value-type="float">
            <text:p>-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05528" calcext:value-type="float">
            <text:p>-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676" calcext:value-type="float">
            <text:p>-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008" calcext:value-type="float">
            <text:p>-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67784" calcext:value-type="float">
            <text:p>-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64736" calcext:value-type="float">
            <text:p>-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5968" calcext:value-type="float">
            <text:p>-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1208" calcext:value-type="float">
            <text:p>-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2544" calcext:value-type="float">
            <text:p>-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4256" calcext:value-type="float">
            <text:p>-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0728" calcext:value-type="float">
            <text:p>-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1208" calcext:value-type="float">
            <text:p>-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5592" calcext:value-type="float">
            <text:p>-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3024" calcext:value-type="float">
            <text:p>-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1312" calcext:value-type="float">
            <text:p>-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96" calcext:value-type="float">
            <text:p>-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008" calcext:value-type="float">
            <text:p>-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7888" calcext:value-type="float">
            <text:p>-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008" calcext:value-type="float">
            <text:p>-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008" calcext:value-type="float">
            <text:p>-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008" calcext:value-type="float">
            <text:p>-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9704" calcext:value-type="float">
            <text:p>-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58" calcext:value-type="float">
            <text:p>-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4944" calcext:value-type="float">
            <text:p>-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628" calcext:value-type="float">
            <text:p>-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3712" calcext:value-type="float">
            <text:p>-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4192" calcext:value-type="float">
            <text:p>-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772" calcext:value-type="float">
            <text:p>-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6008" calcext:value-type="float">
            <text:p>-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9056" calcext:value-type="float">
            <text:p>-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04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868" calcext:value-type="float">
            <text:p>-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7344" calcext:value-type="float">
            <text:p>-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3064" calcext:value-type="float">
            <text:p>-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1352" calcext:value-type="float">
            <text:p>-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916" calcext:value-type="float">
            <text:p>-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6112" calcext:value-type="float">
            <text:p>-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868" calcext:value-type="float">
            <text:p>-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4776" calcext:value-type="float">
            <text:p>-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0496" calcext:value-type="float">
            <text:p>-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2688" calcext:value-type="float">
            <text:p>-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488" calcext:value-type="float">
            <text:p>-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7072" calcext:value-type="float">
            <text:p>-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2312" calcext:value-type="float">
            <text:p>-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4608" calcext:value-type="float">
            <text:p>-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56048" calcext:value-type="float">
            <text:p>-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9576" calcext:value-type="float">
            <text:p>-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38344" calcext:value-type="float">
            <text:p>-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17592" calcext:value-type="float">
            <text:p>-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7696" calcext:value-type="float">
            <text:p>-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732" calcext:value-type="float">
            <text:p>-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9992" calcext:value-type="float">
            <text:p>-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6192" calcext:value-type="float">
            <text:p>-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1536" calcext:value-type="float">
            <text:p>-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98592" calcext:value-type="float">
            <text:p>-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784" calcext:value-type="float">
            <text:p>-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6608" calcext:value-type="float">
            <text:p>-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18048" calcext:value-type="float">
            <text:p>-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024" calcext:value-type="float">
            <text:p>-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644" calcext:value-type="float">
            <text:p>-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8736" calcext:value-type="float">
            <text:p>-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0552" calcext:value-type="float">
            <text:p>-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1888" calcext:value-type="float">
            <text:p>-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4936" calcext:value-type="float">
            <text:p>-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7504" calcext:value-type="float">
            <text:p>-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9216" calcext:value-type="float">
            <text:p>-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5208" calcext:value-type="float">
            <text:p>-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3872" calcext:value-type="float">
            <text:p>-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8632" calcext:value-type="float">
            <text:p>-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72912" calcext:value-type="float">
            <text:p>-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0616" calcext:value-type="float">
            <text:p>-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308" calcext:value-type="float">
            <text:p>-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23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6776" calcext:value-type="float">
            <text:p>-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2288" calcext:value-type="float">
            <text:p>-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02936" calcext:value-type="float">
            <text:p>-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53584" calcext:value-type="float">
            <text:p>-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348" calcext:value-type="float">
            <text:p>-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6152" calcext:value-type="float">
            <text:p>-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65776" calcext:value-type="float">
            <text:p>-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14544" calcext:value-type="float">
            <text:p>-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41976" calcext:value-type="float">
            <text:p>-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38928" calcext:value-type="float">
            <text:p>-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57216" calcext:value-type="float">
            <text:p>-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75504" calcext:value-type="float">
            <text:p>-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0744" calcext:value-type="float">
            <text:p>-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256" calcext:value-type="float">
            <text:p>-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6088" calcext:value-type="float">
            <text:p>-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1808" calcext:value-type="float">
            <text:p>-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876" calcext:value-type="float">
            <text:p>-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39512" calcext:value-type="float">
            <text:p>-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09032" calcext:value-type="float">
            <text:p>-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4648" calcext:value-type="float">
            <text:p>-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4272" calcext:value-type="float">
            <text:p>-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5608" calcext:value-type="float">
            <text:p>-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304" calcext:value-type="float">
            <text:p>-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2664" calcext:value-type="float">
            <text:p>-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5232" calcext:value-type="float">
            <text:p>-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1328" calcext:value-type="float">
            <text:p>-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924" calcext:value-type="float">
            <text:p>-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0576" calcext:value-type="float">
            <text:p>-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07152" calcext:value-type="float">
            <text:p>-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9496" calcext:value-type="float">
            <text:p>-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9496" calcext:value-type="float">
            <text:p>-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82768" calcext:value-type="float">
            <text:p>-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3248" calcext:value-type="float">
            <text:p>-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6296" calcext:value-type="float">
            <text:p>-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04688" calcext:value-type="float">
            <text:p>-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04688" calcext:value-type="float">
            <text:p>-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92496" calcext:value-type="float">
            <text:p>-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3832" calcext:value-type="float">
            <text:p>-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92496" calcext:value-type="float">
            <text:p>-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6776" calcext:value-type="float">
            <text:p>-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6672" calcext:value-type="float">
            <text:p>-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01056" calcext:value-type="float">
            <text:p>-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02" calcext:value-type="float">
            <text:p>-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7632" calcext:value-type="float">
            <text:p>-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7256" calcext:value-type="float">
            <text:p>-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04104" calcext:value-type="float">
            <text:p>-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82768" calcext:value-type="float">
            <text:p>-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67528" calcext:value-type="float">
            <text:p>-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85816" calcext:value-type="float">
            <text:p>-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592" calcext:value-type="float">
            <text:p>-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5336" calcext:value-type="float">
            <text:p>-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82768" calcext:value-type="float">
            <text:p>-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7632" calcext:value-type="float">
            <text:p>-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82768" calcext:value-type="float">
            <text:p>-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7632" calcext:value-type="float">
            <text:p>-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22392" calcext:value-type="float">
            <text:p>-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592" calcext:value-type="float">
            <text:p>-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02" calcext:value-type="float">
            <text:p>-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61432" calcext:value-type="float">
            <text:p>-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0952" calcext:value-type="float">
            <text:p>-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01056" calcext:value-type="float">
            <text:p>-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6672" calcext:value-type="float">
            <text:p>-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7424" calcext:value-type="float">
            <text:p>-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7424" calcext:value-type="float">
            <text:p>-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0576" calcext:value-type="float">
            <text:p>-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876" calcext:value-type="float">
            <text:p>-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1704" calcext:value-type="float">
            <text:p>-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1808" calcext:value-type="float">
            <text:p>-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0576" calcext:value-type="float">
            <text:p>-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8384" calcext:value-type="float">
            <text:p>-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6192" calcext:value-type="float">
            <text:p>-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61432" calcext:value-type="float">
            <text:p>-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6448" calcext:value-type="float">
            <text:p>-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8384" calcext:value-type="float">
            <text:p>-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02" calcext:value-type="float">
            <text:p>-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7048" calcext:value-type="float">
            <text:p>-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828" calcext:value-type="float">
            <text:p>-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8656" calcext:value-type="float">
            <text:p>-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256" calcext:value-type="float">
            <text:p>-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6088" calcext:value-type="float">
            <text:p>-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1808" calcext:value-type="float">
            <text:p>-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6088" calcext:value-type="float">
            <text:p>-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6088" calcext:value-type="float">
            <text:p>-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78" calcext:value-type="float">
            <text:p>-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1224" calcext:value-type="float">
            <text:p>-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54168" calcext:value-type="float">
            <text:p>-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54168" calcext:value-type="float">
            <text:p>-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684" calcext:value-type="float">
            <text:p>-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5128" calcext:value-type="float">
            <text:p>-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0744" calcext:value-type="float">
            <text:p>-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60264" calcext:value-type="float">
            <text:p>-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23688" calcext:value-type="float">
            <text:p>-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208" calcext:value-type="float">
            <text:p>-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09032" calcext:value-type="float">
            <text:p>-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45024" calcext:value-type="float">
            <text:p>-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45024" calcext:value-type="float">
            <text:p>-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26736" calcext:value-type="float">
            <text:p>-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5112" calcext:value-type="float">
            <text:p>-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78552" calcext:value-type="float">
            <text:p>-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9888" calcext:value-type="float">
            <text:p>-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02936" calcext:value-type="float">
            <text:p>-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4272" calcext:value-type="float">
            <text:p>-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78552" calcext:value-type="float">
            <text:p>-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45024" calcext:value-type="float">
            <text:p>-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60264" calcext:value-type="float">
            <text:p>-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09032" calcext:value-type="float">
            <text:p>-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57216" calcext:value-type="float">
            <text:p>-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57216" calcext:value-type="float">
            <text:p>-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30368" calcext:value-type="float">
            <text:p>-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4272" calcext:value-type="float">
            <text:p>-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1704" calcext:value-type="float">
            <text:p>-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6568" calcext:value-type="float">
            <text:p>-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7048" calcext:value-type="float">
            <text:p>-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4376" calcext:value-type="float">
            <text:p>-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4376" calcext:value-type="float">
            <text:p>-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4752" calcext:value-type="float">
            <text:p>-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5128" calcext:value-type="float">
            <text:p>-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09032" calcext:value-type="float">
            <text:p>-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30368" calcext:value-type="float">
            <text:p>-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256" calcext:value-type="float">
            <text:p>-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3896" calcext:value-type="float">
            <text:p>-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5712" calcext:value-type="float">
            <text:p>-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5232" calcext:value-type="float">
            <text:p>-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1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0096" calcext:value-type="float">
            <text:p>-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18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5336" calcext:value-type="float">
            <text:p>-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5608" calcext:value-type="float">
            <text:p>-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9136" calcext:value-type="float">
            <text:p>-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2184" calcext:value-type="float">
            <text:p>-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7424" calcext:value-type="float">
            <text:p>-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352" calcext:value-type="float">
            <text:p>-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5712" calcext:value-type="float">
            <text:p>-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3728" calcext:value-type="float">
            <text:p>-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0164" calcext:value-type="float">
            <text:p>-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92496" calcext:value-type="float">
            <text:p>-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9344" calcext:value-type="float">
            <text:p>-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0952" calcext:value-type="float">
            <text:p>-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0952" calcext:value-type="float">
            <text:p>-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352" calcext:value-type="float">
            <text:p>-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256" calcext:value-type="float">
            <text:p>-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54168" calcext:value-type="float">
            <text:p>-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45024" calcext:value-type="float">
            <text:p>-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32832" calcext:value-type="float">
            <text:p>-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0744" calcext:value-type="float">
            <text:p>-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5608" calcext:value-type="float">
            <text:p>-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3792" calcext:value-type="float">
            <text:p>-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72456" calcext:value-type="float">
            <text:p>-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72456" calcext:value-type="float">
            <text:p>-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69408" calcext:value-type="float">
            <text:p>-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30368" calcext:value-type="float">
            <text:p>-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828" calcext:value-type="float">
            <text:p>-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5232" calcext:value-type="float">
            <text:p>-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352" calcext:value-type="float">
            <text:p>-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9992" calcext:value-type="float">
            <text:p>-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4752" calcext:value-type="float">
            <text:p>-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1704" calcext:value-type="float">
            <text:p>-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7424" calcext:value-type="float">
            <text:p>-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3624" calcext:value-type="float">
            <text:p>-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3248" calcext:value-type="float">
            <text:p>-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85816" calcext:value-type="float">
            <text:p>-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85816" calcext:value-type="float">
            <text:p>-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6192" calcext:value-type="float">
            <text:p>-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0096" calcext:value-type="float">
            <text:p>-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2288" calcext:value-type="float">
            <text:p>-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972" calcext:value-type="float">
            <text:p>-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98008" calcext:value-type="float">
            <text:p>-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01056" calcext:value-type="float">
            <text:p>-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3248" calcext:value-type="float">
            <text:p>-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3248" calcext:value-type="float">
            <text:p>-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3248" calcext:value-type="float">
            <text:p>-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88864" calcext:value-type="float">
            <text:p>-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4856" calcext:value-type="float">
            <text:p>-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6088" calcext:value-type="float">
            <text:p>-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9136" calcext:value-type="float">
            <text:p>-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828" calcext:value-type="float">
            <text:p>-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2664" calcext:value-type="float">
            <text:p>-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7904" calcext:value-type="float">
            <text:p>-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304" calcext:value-type="float">
            <text:p>-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36464" calcext:value-type="float">
            <text:p>-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75504" calcext:value-type="float">
            <text:p>-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22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7488" calcext:value-type="float">
            <text:p>-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1392" calcext:value-type="float">
            <text:p>-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53584" calcext:value-type="float">
            <text:p>-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444" calcext:value-type="float">
            <text:p>-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38344" calcext:value-type="float">
            <text:p>-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65776" calcext:value-type="float">
            <text:p>-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2064" calcext:value-type="float">
            <text:p>-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8176" calcext:value-type="float">
            <text:p>-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4752" calcext:value-type="float">
            <text:p>-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4376" calcext:value-type="float">
            <text:p>-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5336" calcext:value-type="float">
            <text:p>-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6568" calcext:value-type="float">
            <text:p>-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2288" calcext:value-type="float">
            <text:p>-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8384" calcext:value-type="float">
            <text:p>-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6448" calcext:value-type="float">
            <text:p>-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0472" calcext:value-type="float">
            <text:p>-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3896" calcext:value-type="float">
            <text:p>-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7696" calcext:value-type="float">
            <text:p>-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5112" calcext:value-type="float">
            <text:p>-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41976" calcext:value-type="float">
            <text:p>-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41976" calcext:value-type="float">
            <text:p>-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3104" calcext:value-type="float">
            <text:p>-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444" calcext:value-type="float">
            <text:p>-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01768" calcext:value-type="float">
            <text:p>-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9576" calcext:value-type="float">
            <text:p>-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35296" calcext:value-type="float">
            <text:p>-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5192" calcext:value-type="float">
            <text:p>-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9-2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6424" calcext:value-type="float">
            <text:p>-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8-22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3648" calcext:value-type="float">
            <text:p>-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8-21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8032" calcext:value-type="float">
            <text:p>-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6-1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108" calcext:value-type="float">
            <text:p>-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2144" calcext:value-type="float">
            <text:p>-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32248" calcext:value-type="float">
            <text:p>-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3208" calcext:value-type="float">
            <text:p>-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69408" calcext:value-type="float">
            <text:p>-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0848" calcext:value-type="float">
            <text:p>-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8384" calcext:value-type="float">
            <text:p>-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5712" calcext:value-type="float">
            <text:p>-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61432" calcext:value-type="float">
            <text:p>-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1536" calcext:value-type="float">
            <text:p>-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3352" calcext:value-type="float">
            <text:p>-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8968" calcext:value-type="float">
            <text:p>-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068" calcext:value-type="float">
            <text:p>-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04688" calcext:value-type="float">
            <text:p>-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5168" calcext:value-type="float">
            <text:p>-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1264" calcext:value-type="float">
            <text:p>-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1264" calcext:value-type="float">
            <text:p>-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5168" calcext:value-type="float">
            <text:p>-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2976" calcext:value-type="float">
            <text:p>-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688" calcext:value-type="float">
            <text:p>-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98592" calcext:value-type="float">
            <text:p>-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6024" calcext:value-type="float">
            <text:p>-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9552" calcext:value-type="float">
            <text:p>-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0408" calcext:value-type="float">
            <text:p>-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3352" calcext:value-type="float">
            <text:p>-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688" calcext:value-type="float">
            <text:p>-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5168" calcext:value-type="float">
            <text:p>-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1744" calcext:value-type="float">
            <text:p>-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1744" calcext:value-type="float">
            <text:p>-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9072" calcext:value-type="float">
            <text:p>-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212" calcext:value-type="float">
            <text:p>-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212" calcext:value-type="float">
            <text:p>-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92496" calcext:value-type="float">
            <text:p>-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592" calcext:value-type="float">
            <text:p>-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9928" calcext:value-type="float">
            <text:p>-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8216" calcext:value-type="float">
            <text:p>-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3456" calcext:value-type="float">
            <text:p>-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1264" calcext:value-type="float">
            <text:p>-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6504" calcext:value-type="float">
            <text:p>-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83936" calcext:value-type="float">
            <text:p>-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0032" calcext:value-type="float">
            <text:p>-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1368" calcext:value-type="float">
            <text:p>-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832" calcext:value-type="float">
            <text:p>-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5648" calcext:value-type="float">
            <text:p>-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0408" calcext:value-type="float">
            <text:p>-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0032" calcext:value-type="float">
            <text:p>-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0512" calcext:value-type="float">
            <text:p>-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50992" calcext:value-type="float">
            <text:p>-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928" calcext:value-type="float">
            <text:p>-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57672" calcext:value-type="float">
            <text:p>-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79008" calcext:value-type="float">
            <text:p>-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54624" calcext:value-type="float">
            <text:p>-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7596" calcext:value-type="float">
            <text:p>-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4248" calcext:value-type="float">
            <text:p>-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216" calcext:value-type="float">
            <text:p>-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1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57672" calcext:value-type="float">
            <text:p>-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16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0344" calcext:value-type="float">
            <text:p>-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312" calcext:value-type="float">
            <text:p>-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6648" calcext:value-type="float">
            <text:p>-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2952" calcext:value-type="float">
            <text:p>-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5352" calcext:value-type="float">
            <text:p>-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8296" calcext:value-type="float">
            <text:p>-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0008" calcext:value-type="float">
            <text:p>-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3536" calcext:value-type="float">
            <text:p>-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9736" calcext:value-type="float">
            <text:p>-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5352" calcext:value-type="float">
            <text:p>-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9256" calcext:value-type="float">
            <text:p>-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5832" calcext:value-type="float">
            <text:p>-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3744" calcext:value-type="float">
            <text:p>-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412" calcext:value-type="float">
            <text:p>-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3264" calcext:value-type="float">
            <text:p>-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7168" calcext:value-type="float">
            <text:p>-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9736" calcext:value-type="float">
            <text:p>-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5352" calcext:value-type="float">
            <text:p>-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0592" calcext:value-type="float">
            <text:p>-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8776" calcext:value-type="float">
            <text:p>-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8672" calcext:value-type="float">
            <text:p>-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3328" calcext:value-type="float">
            <text:p>-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648" calcext:value-type="float">
            <text:p>-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6208" calcext:value-type="float">
            <text:p>-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888" calcext:value-type="float">
            <text:p>-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8024" calcext:value-type="float">
            <text:p>-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984" calcext:value-type="float">
            <text:p>-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46" calcext:value-type="float">
            <text:p>-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9464" calcext:value-type="float">
            <text:p>-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4704" calcext:value-type="float">
            <text:p>-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6416" calcext:value-type="float">
            <text:p>-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2888" calcext:value-type="float">
            <text:p>-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364" calcext:value-type="float">
            <text:p>-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5728" calcext:value-type="float">
            <text:p>-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3224" calcext:value-type="float">
            <text:p>-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5792" calcext:value-type="float">
            <text:p>-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2536" calcext:value-type="float">
            <text:p>-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0824" calcext:value-type="float">
            <text:p>-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4352" calcext:value-type="float">
            <text:p>-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072" calcext:value-type="float">
            <text:p>-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3288" calcext:value-type="float">
            <text:p>-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78424" calcext:value-type="float">
            <text:p>-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5272" calcext:value-type="float">
            <text:p>-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928" calcext:value-type="float">
            <text:p>-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0136" calcext:value-type="float">
            <text:p>-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1848" calcext:value-type="float">
            <text:p>-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1848" calcext:value-type="float">
            <text:p>-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928" calcext:value-type="float">
            <text:p>-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87568" calcext:value-type="float">
            <text:p>-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6128" calcext:value-type="float">
            <text:p>-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5168" calcext:value-type="float">
            <text:p>-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2976" calcext:value-type="float">
            <text:p>-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5648" calcext:value-type="float">
            <text:p>-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9176" calcext:value-type="float">
            <text:p>-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5272" calcext:value-type="float">
            <text:p>-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83936" calcext:value-type="float">
            <text:p>-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8216" calcext:value-type="float">
            <text:p>-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5168" calcext:value-type="float">
            <text:p>-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6128" calcext:value-type="float">
            <text:p>-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6232" calcext:value-type="float">
            <text:p>-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9176" calcext:value-type="float">
            <text:p>-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6128" calcext:value-type="float">
            <text:p>-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86984" calcext:value-type="float">
            <text:p>-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4416" calcext:value-type="float">
            <text:p>-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0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75376" calcext:value-type="float">
            <text:p>-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57672" calcext:value-type="float">
            <text:p>-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51576" calcext:value-type="float">
            <text:p>-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50992" calcext:value-type="float">
            <text:p>-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356" calcext:value-type="float">
            <text:p>-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80888" calcext:value-type="float">
            <text:p>-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784" calcext:value-type="float">
            <text:p>-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1264" calcext:value-type="float">
            <text:p>-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9072" calcext:value-type="float">
            <text:p>-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6504" calcext:value-type="float">
            <text:p>-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212" calcext:value-type="float">
            <text:p>-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688" calcext:value-type="float">
            <text:p>-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212" calcext:value-type="float">
            <text:p>-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07736" calcext:value-type="float">
            <text:p>-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592" calcext:value-type="float">
            <text:p>-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22392" calcext:value-type="float">
            <text:p>-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91912" calcext:value-type="float">
            <text:p>-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1536" calcext:value-type="float">
            <text:p>-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4208" calcext:value-type="float">
            <text:p>-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2872" calcext:value-type="float">
            <text:p>-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1536" calcext:value-type="float">
            <text:p>-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07736" calcext:value-type="float">
            <text:p>-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3728" calcext:value-type="float">
            <text:p>-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6296" calcext:value-type="float">
            <text:p>-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0304" calcext:value-type="float">
            <text:p>-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98592" calcext:value-type="float">
            <text:p>-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22392" calcext:value-type="float">
            <text:p>-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7632" calcext:value-type="float">
            <text:p>-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5168" calcext:value-type="float">
            <text:p>-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91912" calcext:value-type="float">
            <text:p>-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91912" calcext:value-type="float">
            <text:p>-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5064" calcext:value-type="float">
            <text:p>-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91912" calcext:value-type="float">
            <text:p>-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6448" calcext:value-type="float">
            <text:p>-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7904" calcext:value-type="float">
            <text:p>-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9136" calcext:value-type="float">
            <text:p>-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5232" calcext:value-type="float">
            <text:p>-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304" calcext:value-type="float">
            <text:p>-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2184" calcext:value-type="float">
            <text:p>-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4376" calcext:value-type="float">
            <text:p>-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2288" calcext:value-type="float">
            <text:p>-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82768" calcext:value-type="float">
            <text:p>-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98008" calcext:value-type="float">
            <text:p>-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8384" calcext:value-type="float">
            <text:p>-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352" calcext:value-type="float">
            <text:p>-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5232" calcext:value-type="float">
            <text:p>-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3896" calcext:value-type="float">
            <text:p>-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208" calcext:value-type="float">
            <text:p>-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02936" calcext:value-type="float">
            <text:p>-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3896" calcext:value-type="float">
            <text:p>-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82768" calcext:value-type="float">
            <text:p>-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2016" calcext:value-type="float">
            <text:p>-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4376" calcext:value-type="float">
            <text:p>-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256" calcext:value-type="float">
            <text:p>-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4272" calcext:value-type="float">
            <text:p>-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54168" calcext:value-type="float">
            <text:p>-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5112" calcext:value-type="float">
            <text:p>-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5128" calcext:value-type="float">
            <text:p>-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6088" calcext:value-type="float">
            <text:p>-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4272" calcext:value-type="float">
            <text:p>-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208" calcext:value-type="float">
            <text:p>-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208" calcext:value-type="float">
            <text:p>-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4272" calcext:value-type="float">
            <text:p>-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78" calcext:value-type="float">
            <text:p>-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5232" calcext:value-type="float">
            <text:p>-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876" calcext:value-type="float">
            <text:p>-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0848" calcext:value-type="float">
            <text:p>-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02936" calcext:value-type="float">
            <text:p>-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60264" calcext:value-type="float">
            <text:p>-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60264" calcext:value-type="float">
            <text:p>-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28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3896" calcext:value-type="float">
            <text:p>-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3792" calcext:value-type="float">
            <text:p>-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1224" calcext:value-type="float">
            <text:p>-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63312" calcext:value-type="float">
            <text:p>-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45024" calcext:value-type="float">
            <text:p>-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41976" calcext:value-type="float">
            <text:p>-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75504" calcext:value-type="float">
            <text:p>-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684" calcext:value-type="float">
            <text:p>-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684" calcext:value-type="float">
            <text:p>-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732" calcext:value-type="float">
            <text:p>-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3896" calcext:value-type="float">
            <text:p>-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39512" calcext:value-type="float">
            <text:p>-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4648" calcext:value-type="float">
            <text:p>-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38928" calcext:value-type="float">
            <text:p>-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14544" calcext:value-type="float">
            <text:p>-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11496" calcext:value-type="float">
            <text:p>-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2064" calcext:value-type="float">
            <text:p>-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2064" calcext:value-type="float">
            <text:p>-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2064" calcext:value-type="float">
            <text:p>-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45024" calcext:value-type="float">
            <text:p>-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75504" calcext:value-type="float">
            <text:p>-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684" calcext:value-type="float">
            <text:p>-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02936" calcext:value-type="float">
            <text:p>-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1224" calcext:value-type="float">
            <text:p>-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4648" calcext:value-type="float">
            <text:p>-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60264" calcext:value-type="float">
            <text:p>-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57216" calcext:value-type="float">
            <text:p>-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4648" calcext:value-type="float">
            <text:p>-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732" calcext:value-type="float">
            <text:p>-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732" calcext:value-type="float">
            <text:p>-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72456" calcext:value-type="float">
            <text:p>-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32832" calcext:value-type="float">
            <text:p>-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02352" calcext:value-type="float">
            <text:p>-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016" calcext:value-type="float">
            <text:p>-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81016" calcext:value-type="float">
            <text:p>-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24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1288" calcext:value-type="float">
            <text:p>-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0056" calcext:value-type="float">
            <text:p>-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5968" calcext:value-type="float">
            <text:p>-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84064" calcext:value-type="float">
            <text:p>-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84064" calcext:value-type="float">
            <text:p>-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5672" calcext:value-type="float">
            <text:p>-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7384" calcext:value-type="float">
            <text:p>-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10912" calcext:value-type="float">
            <text:p>-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5968" calcext:value-type="float">
            <text:p>-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84064" calcext:value-type="float">
            <text:p>-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7492" calcext:value-type="float">
            <text:p>-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68824" calcext:value-type="float">
            <text:p>-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7492" calcext:value-type="float">
            <text:p>-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348" calcext:value-type="float">
            <text:p>-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7384" calcext:value-type="float">
            <text:p>-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1288" calcext:value-type="float">
            <text:p>-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348" calcext:value-type="float">
            <text:p>-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6528" calcext:value-type="float">
            <text:p>-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9576" calcext:value-type="float">
            <text:p>-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9576" calcext:value-type="float">
            <text:p>-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01768" calcext:value-type="float">
            <text:p>-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92" calcext:value-type="float">
            <text:p>-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1392" calcext:value-type="float">
            <text:p>-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56632" calcext:value-type="float">
            <text:p>-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016" calcext:value-type="float">
            <text:p>-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38928" calcext:value-type="float">
            <text:p>-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69408" calcext:value-type="float">
            <text:p>-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45024" calcext:value-type="float">
            <text:p>-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2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5944" calcext:value-type="float">
            <text:p>-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1288" calcext:value-type="float">
            <text:p>-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07864" calcext:value-type="float">
            <text:p>-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32248" calcext:value-type="float">
            <text:p>-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32248" calcext:value-type="float">
            <text:p>-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32248" calcext:value-type="float">
            <text:p>-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17008" calcext:value-type="float">
            <text:p>-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17008" calcext:value-type="float">
            <text:p>-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65776" calcext:value-type="float">
            <text:p>-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81016" calcext:value-type="float">
            <text:p>-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56632" calcext:value-type="float">
            <text:p>-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71872" calcext:value-type="float">
            <text:p>-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68824" calcext:value-type="float">
            <text:p>-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054" calcext:value-type="float">
            <text:p>-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3208" calcext:value-type="float">
            <text:p>-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7492" calcext:value-type="float">
            <text:p>-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872" calcext:value-type="float">
            <text:p>-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56048" calcext:value-type="float">
            <text:p>-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53" calcext:value-type="float">
            <text:p>-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9952" calcext:value-type="float">
            <text:p>-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5568" calcext:value-type="float">
            <text:p>-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3376" calcext:value-type="float">
            <text:p>-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1664" calcext:value-type="float">
            <text:p>-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9472" calcext:value-type="float">
            <text:p>-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6424" calcext:value-type="float">
            <text:p>-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1184" calcext:value-type="float">
            <text:p>-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5568" calcext:value-type="float">
            <text:p>-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1288" calcext:value-type="float">
            <text:p>-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9848" calcext:value-type="float">
            <text:p>-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5944" calcext:value-type="float">
            <text:p>-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0704" calcext:value-type="float">
            <text:p>-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2416" calcext:value-type="float">
            <text:p>-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8888" calcext:value-type="float">
            <text:p>-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9744" calcext:value-type="float">
            <text:p>-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6696" calcext:value-type="float">
            <text:p>-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3168" calcext:value-type="float">
            <text:p>-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2688" calcext:value-type="float">
            <text:p>-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1352" calcext:value-type="float">
            <text:p>-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8784" calcext:value-type="float">
            <text:p>-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964" calcext:value-type="float">
            <text:p>-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0496" calcext:value-type="float">
            <text:p>-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8784" calcext:value-type="float">
            <text:p>-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2312" calcext:value-type="float">
            <text:p>-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4984" calcext:value-type="float">
            <text:p>-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7656" calcext:value-type="float">
            <text:p>-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4232" calcext:value-type="float">
            <text:p>-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4712" calcext:value-type="float">
            <text:p>-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9576" calcext:value-type="float">
            <text:p>-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32248" calcext:value-type="float">
            <text:p>-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84064" calcext:value-type="float">
            <text:p>-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72456" calcext:value-type="float">
            <text:p>-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78" calcext:value-type="float">
            <text:p>-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256" calcext:value-type="float">
            <text:p>-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684" calcext:value-type="float">
            <text:p>-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0056" calcext:value-type="float">
            <text:p>-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56048" calcext:value-type="float">
            <text:p>-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1288" calcext:value-type="float">
            <text:p>-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2144" calcext:value-type="float">
            <text:p>-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824" calcext:value-type="float">
            <text:p>-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0328" calcext:value-type="float">
            <text:p>-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2792" calcext:value-type="float">
            <text:p>-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4024" calcext:value-type="float">
            <text:p>-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4024" calcext:value-type="float">
            <text:p>-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8784" calcext:value-type="float">
            <text:p>-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1832" calcext:value-type="float">
            <text:p>-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536" calcext:value-type="float">
            <text:p>-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108" calcext:value-type="float">
            <text:p>-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9368" calcext:value-type="float">
            <text:p>-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4128" calcext:value-type="float">
            <text:p>-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6696" calcext:value-type="float">
            <text:p>-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18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4128" calcext:value-type="float">
            <text:p>-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7552" calcext:value-type="float">
            <text:p>-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4984" calcext:value-type="float">
            <text:p>-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6696" calcext:value-type="float">
            <text:p>-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7552" calcext:value-type="float">
            <text:p>-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6696" calcext:value-type="float">
            <text:p>-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1936" calcext:value-type="float">
            <text:p>-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4984" calcext:value-type="float">
            <text:p>-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3272" calcext:value-type="float">
            <text:p>-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204" calcext:value-type="float">
            <text:p>-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8136" calcext:value-type="float">
            <text:p>-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2896" calcext:value-type="float">
            <text:p>-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8992" calcext:value-type="float">
            <text:p>-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8992" calcext:value-type="float">
            <text:p>-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8136" calcext:value-type="float">
            <text:p>-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8616" calcext:value-type="float">
            <text:p>-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4712" calcext:value-type="float">
            <text:p>-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53" calcext:value-type="float">
            <text:p>-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9576" calcext:value-type="float">
            <text:p>-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7384" calcext:value-type="float">
            <text:p>-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4336" calcext:value-type="float">
            <text:p>-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5672" calcext:value-type="float">
            <text:p>-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348" calcext:value-type="float">
            <text:p>-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0432" calcext:value-type="float">
            <text:p>-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9576" calcext:value-type="float">
            <text:p>-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872" calcext:value-type="float">
            <text:p>-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17008" calcext:value-type="float">
            <text:p>-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92" calcext:value-type="float">
            <text:p>-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0056" calcext:value-type="float">
            <text:p>-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1396" calcext:value-type="float">
            <text:p>-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9576" calcext:value-type="float">
            <text:p>-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872" calcext:value-type="float">
            <text:p>-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7384" calcext:value-type="float">
            <text:p>-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4336" calcext:value-type="float">
            <text:p>-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4336" calcext:value-type="float">
            <text:p>-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2624" calcext:value-type="float">
            <text:p>-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01768" calcext:value-type="float">
            <text:p>-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0056" calcext:value-type="float">
            <text:p>-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1392" calcext:value-type="float">
            <text:p>-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62728" calcext:value-type="float">
            <text:p>-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50536" calcext:value-type="float">
            <text:p>-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56632" calcext:value-type="float">
            <text:p>-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2064" calcext:value-type="float">
            <text:p>-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78552" calcext:value-type="float">
            <text:p>-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9888" calcext:value-type="float">
            <text:p>-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75504" calcext:value-type="float">
            <text:p>-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72456" calcext:value-type="float">
            <text:p>-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684" calcext:value-type="float">
            <text:p>-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39512" calcext:value-type="float">
            <text:p>-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39512" calcext:value-type="float">
            <text:p>-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02936" calcext:value-type="float">
            <text:p>-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75504" calcext:value-type="float">
            <text:p>-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38928" calcext:value-type="float">
            <text:p>-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77968" calcext:value-type="float">
            <text:p>-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444" calcext:value-type="float">
            <text:p>-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1392" calcext:value-type="float">
            <text:p>-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7488" calcext:value-type="float">
            <text:p>-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1392" calcext:value-type="float">
            <text:p>-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6152" calcext:value-type="float">
            <text:p>-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7488" calcext:value-type="float">
            <text:p>-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6256" calcext:value-type="float">
            <text:p>-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1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2144" calcext:value-type="float">
            <text:p>-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5968" calcext:value-type="float">
            <text:p>-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68824" calcext:value-type="float">
            <text:p>-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5968" calcext:value-type="float">
            <text:p>-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7492" calcext:value-type="float">
            <text:p>-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77968" calcext:value-type="float">
            <text:p>-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3208" calcext:value-type="float">
            <text:p>-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02352" calcext:value-type="float">
            <text:p>-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87112" calcext:value-type="float">
            <text:p>-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016" calcext:value-type="float">
            <text:p>-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08448" calcext:value-type="float">
            <text:p>-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5112" calcext:value-type="float">
            <text:p>-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4648" calcext:value-type="float">
            <text:p>-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4272" calcext:value-type="float">
            <text:p>-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3896" calcext:value-type="float">
            <text:p>-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828" calcext:value-type="float">
            <text:p>-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5712" calcext:value-type="float">
            <text:p>-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2184" calcext:value-type="float">
            <text:p>-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1704" calcext:value-type="float">
            <text:p>-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33416" calcext:value-type="float">
            <text:p>-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9888" calcext:value-type="float">
            <text:p>-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09032" calcext:value-type="float">
            <text:p>-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5128" calcext:value-type="float">
            <text:p>-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1224" calcext:value-type="float">
            <text:p>-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256" calcext:value-type="float">
            <text:p>-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4272" calcext:value-type="float">
            <text:p>-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8176" calcext:value-type="float">
            <text:p>-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5128" calcext:value-type="float">
            <text:p>-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8176" calcext:value-type="float">
            <text:p>-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02936" calcext:value-type="float">
            <text:p>-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02936" calcext:value-type="float">
            <text:p>-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208" calcext:value-type="float">
            <text:p>-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36464" calcext:value-type="float">
            <text:p>-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39512" calcext:value-type="float">
            <text:p>-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02936" calcext:value-type="float">
            <text:p>-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5128" calcext:value-type="float">
            <text:p>-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39512" calcext:value-type="float">
            <text:p>-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1704" calcext:value-type="float">
            <text:p>-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8656" calcext:value-type="float">
            <text:p>-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30368" calcext:value-type="float">
            <text:p>-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828" calcext:value-type="float">
            <text:p>-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6568" calcext:value-type="float">
            <text:p>-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5712" calcext:value-type="float">
            <text:p>-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924" calcext:value-type="float">
            <text:p>-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61432" calcext:value-type="float">
            <text:p>-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6672" calcext:value-type="float">
            <text:p>-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07152" calcext:value-type="float">
            <text:p>-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91912" calcext:value-type="float">
            <text:p>-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3-28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7048" calcext:value-type="float">
            <text:p>-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068" calcext:value-type="float">
            <text:p>-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8112" calcext:value-type="float">
            <text:p>-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116" calcext:value-type="float">
            <text:p>-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9928" calcext:value-type="float">
            <text:p>-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116" calcext:value-type="float">
            <text:p>-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4584" calcext:value-type="float">
            <text:p>-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02" calcext:value-type="float">
            <text:p>-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3624" calcext:value-type="float">
            <text:p>-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2-0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85816" calcext:value-type="float">
            <text:p>-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2-0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98592" calcext:value-type="float">
            <text:p>-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3-01-31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116" calcext:value-type="float">
            <text:p>-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1392" calcext:value-type="float">
            <text:p>-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7492" calcext:value-type="float">
            <text:p>-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32248" calcext:value-type="float">
            <text:p>-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4336" calcext:value-type="float">
            <text:p>-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53" calcext:value-type="float">
            <text:p>-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7384" calcext:value-type="float">
            <text:p>-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872" calcext:value-type="float">
            <text:p>-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07864" calcext:value-type="float">
            <text:p>-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5968" calcext:value-type="float">
            <text:p>-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92" calcext:value-type="float">
            <text:p>-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07864" calcext:value-type="float">
            <text:p>-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2624" calcext:value-type="float">
            <text:p>-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7384" calcext:value-type="float">
            <text:p>-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59096" calcext:value-type="float">
            <text:p>-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5192" calcext:value-type="float">
            <text:p>-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3856" calcext:value-type="float">
            <text:p>-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4712" calcext:value-type="float">
            <text:p>-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2-06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65776" calcext:value-type="float">
            <text:p>-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17008" calcext:value-type="float">
            <text:p>-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7384" calcext:value-type="float">
            <text:p>-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4712" calcext:value-type="float">
            <text:p>-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0328" calcext:value-type="float">
            <text:p>-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204" calcext:value-type="float">
            <text:p>-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0808" calcext:value-type="float">
            <text:p>-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53" calcext:value-type="float">
            <text:p>-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7384" calcext:value-type="float">
            <text:p>-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444" calcext:value-type="float">
            <text:p>-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2624" calcext:value-type="float">
            <text:p>-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01768" calcext:value-type="float">
            <text:p>-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6528" calcext:value-type="float">
            <text:p>-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348" calcext:value-type="float">
            <text:p>-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59096" calcext:value-type="float">
            <text:p>-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1664" calcext:value-type="float">
            <text:p>-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728" calcext:value-type="float">
            <text:p>-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4232" calcext:value-type="float">
            <text:p>-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728" calcext:value-type="float">
            <text:p>-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5088" calcext:value-type="float">
            <text:p>-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1664" calcext:value-type="float">
            <text:p>-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1664" calcext:value-type="float">
            <text:p>-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1184" calcext:value-type="float">
            <text:p>-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6424" calcext:value-type="float">
            <text:p>-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824" calcext:value-type="float">
            <text:p>-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38344" calcext:value-type="float">
            <text:p>-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3208" calcext:value-type="float">
            <text:p>-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53" calcext:value-type="float">
            <text:p>-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3376" calcext:value-type="float">
            <text:p>-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8992" calcext:value-type="float">
            <text:p>-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252" calcext:value-type="float">
            <text:p>-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1664" calcext:value-type="float">
            <text:p>-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1184" calcext:value-type="float">
            <text:p>-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8512" calcext:value-type="float">
            <text:p>-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9848" calcext:value-type="float">
            <text:p>-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4712" calcext:value-type="float">
            <text:p>-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3856" calcext:value-type="float">
            <text:p>-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2896" calcext:value-type="float">
            <text:p>-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9848" calcext:value-type="float">
            <text:p>-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9472" calcext:value-type="float">
            <text:p>-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2144" calcext:value-type="float">
            <text:p>-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24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108" calcext:value-type="float">
            <text:p>-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6424" calcext:value-type="float">
            <text:p>-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204" calcext:value-type="float">
            <text:p>-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8992" calcext:value-type="float">
            <text:p>-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5944" calcext:value-type="float">
            <text:p>-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5944" calcext:value-type="float">
            <text:p>-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4712" calcext:value-type="float">
            <text:p>-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6904" calcext:value-type="float">
            <text:p>-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4232" calcext:value-type="float">
            <text:p>-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8136" calcext:value-type="float">
            <text:p>-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252" calcext:value-type="float">
            <text:p>-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5192" calcext:value-type="float">
            <text:p>-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252" calcext:value-type="float">
            <text:p>-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3376" calcext:value-type="float">
            <text:p>-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8616" calcext:value-type="float">
            <text:p>-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5568" calcext:value-type="float">
            <text:p>-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0808" calcext:value-type="float">
            <text:p>-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2144" calcext:value-type="float">
            <text:p>-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7384" calcext:value-type="float">
            <text:p>-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1396" calcext:value-type="float">
            <text:p>-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7488" calcext:value-type="float">
            <text:p>-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1392" calcext:value-type="float">
            <text:p>-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32248" calcext:value-type="float">
            <text:p>-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824" calcext:value-type="float">
            <text:p>-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92" calcext:value-type="float">
            <text:p>-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38344" calcext:value-type="float">
            <text:p>-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53" calcext:value-type="float">
            <text:p>-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6424" calcext:value-type="float">
            <text:p>-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9472" calcext:value-type="float">
            <text:p>-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728" calcext:value-type="float">
            <text:p>-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8992" calcext:value-type="float">
            <text:p>-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4712" calcext:value-type="float">
            <text:p>-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1288" calcext:value-type="float">
            <text:p>-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2144" calcext:value-type="float">
            <text:p>-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5568" calcext:value-type="float">
            <text:p>-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728" calcext:value-type="float">
            <text:p>-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0224" calcext:value-type="float">
            <text:p>-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012" calcext:value-type="float">
            <text:p>-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6592" calcext:value-type="float">
            <text:p>-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44" calcext:value-type="float">
            <text:p>-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2208" calcext:value-type="float">
            <text:p>-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916" calcext:value-type="float">
            <text:p>-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1728" calcext:value-type="float">
            <text:p>-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4296" calcext:value-type="float">
            <text:p>-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772" calcext:value-type="float">
            <text:p>-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3816" calcext:value-type="float">
            <text:p>-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08576" calcext:value-type="float">
            <text:p>-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676" calcext:value-type="float">
            <text:p>-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3712" calcext:value-type="float">
            <text:p>-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5424" calcext:value-type="float">
            <text:p>-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152" calcext:value-type="float">
            <text:p>-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4568" calcext:value-type="float">
            <text:p>-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676" calcext:value-type="float">
            <text:p>-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3712" calcext:value-type="float">
            <text:p>-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7616" calcext:value-type="float">
            <text:p>-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8472" calcext:value-type="float">
            <text:p>-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628" calcext:value-type="float">
            <text:p>-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104" calcext:value-type="float">
            <text:p>-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6656" calcext:value-type="float">
            <text:p>-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532" calcext:value-type="float">
            <text:p>-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0936" calcext:value-type="float">
            <text:p>-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008" calcext:value-type="float">
            <text:p>-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6656" calcext:value-type="float">
            <text:p>-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3608" calcext:value-type="float">
            <text:p>-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7512" calcext:value-type="float">
            <text:p>-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0936" calcext:value-type="float">
            <text:p>-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8368" calcext:value-type="float">
            <text:p>-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6656" calcext:value-type="float">
            <text:p>-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4944" calcext:value-type="float">
            <text:p>-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0184" calcext:value-type="float">
            <text:p>-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2376" calcext:value-type="float">
            <text:p>-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5424" calcext:value-type="float">
            <text:p>-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6656" calcext:value-type="float">
            <text:p>-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7032" calcext:value-type="float">
            <text:p>-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484" calcext:value-type="float">
            <text:p>-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532" calcext:value-type="float">
            <text:p>-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0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64736" calcext:value-type="float">
            <text:p>-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4464" calcext:value-type="float">
            <text:p>-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532" calcext:value-type="float">
            <text:p>-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3128" calcext:value-type="float">
            <text:p>-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3984" calcext:value-type="float">
            <text:p>-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6176" calcext:value-type="float">
            <text:p>-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7992" calcext:value-type="float">
            <text:p>-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7136" calcext:value-type="float">
            <text:p>-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104" calcext:value-type="float">
            <text:p>-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8848" calcext:value-type="float">
            <text:p>-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104" calcext:value-type="float">
            <text:p>-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0664" calcext:value-type="float">
            <text:p>-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8952" calcext:value-type="float">
            <text:p>-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08576" calcext:value-type="float">
            <text:p>-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3816" calcext:value-type="float">
            <text:p>-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296" calcext:value-type="float">
            <text:p>-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4672" calcext:value-type="float">
            <text:p>-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0248" calcext:value-type="float">
            <text:p>-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1624" calcext:value-type="float">
            <text:p>-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4192" calcext:value-type="float">
            <text:p>-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3712" calcext:value-type="float">
            <text:p>-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676" calcext:value-type="float">
            <text:p>-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4088" calcext:value-type="float">
            <text:p>-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58" calcext:value-type="float">
            <text:p>-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2752" calcext:value-type="float">
            <text:p>-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7136" calcext:value-type="float">
            <text:p>-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4568" calcext:value-type="float">
            <text:p>-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3712" calcext:value-type="float">
            <text:p>-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152" calcext:value-type="float">
            <text:p>-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7136" calcext:value-type="float">
            <text:p>-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8848" calcext:value-type="float">
            <text:p>-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628" calcext:value-type="float">
            <text:p>-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152" calcext:value-type="float">
            <text:p>-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5904" calcext:value-type="float">
            <text:p>-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5048" calcext:value-type="float">
            <text:p>-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93336" calcext:value-type="float">
            <text:p>-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08576" calcext:value-type="float">
            <text:p>-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0768" calcext:value-type="float">
            <text:p>-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3816" calcext:value-type="float">
            <text:p>-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05528" calcext:value-type="float">
            <text:p>-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6488" calcext:value-type="float">
            <text:p>-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1728" calcext:value-type="float">
            <text:p>-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6968" calcext:value-type="float">
            <text:p>-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2688" calcext:value-type="float">
            <text:p>-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1456" calcext:value-type="float">
            <text:p>-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4504" calcext:value-type="float">
            <text:p>-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3168" calcext:value-type="float">
            <text:p>-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5736" calcext:value-type="float">
            <text:p>-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9264" calcext:value-type="float">
            <text:p>-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9368" calcext:value-type="float">
            <text:p>-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0704" calcext:value-type="float">
            <text:p>-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2416" calcext:value-type="float">
            <text:p>-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0704" calcext:value-type="float">
            <text:p>-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8136" calcext:value-type="float">
            <text:p>-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5088" calcext:value-type="float">
            <text:p>-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8136" calcext:value-type="float">
            <text:p>-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3376" calcext:value-type="float">
            <text:p>-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9952" calcext:value-type="float">
            <text:p>-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8616" calcext:value-type="float">
            <text:p>-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4232" calcext:value-type="float">
            <text:p>-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9472" calcext:value-type="float">
            <text:p>-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6424" calcext:value-type="float">
            <text:p>-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4712" calcext:value-type="float">
            <text:p>-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824" calcext:value-type="float">
            <text:p>-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59096" calcext:value-type="float">
            <text:p>-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6904" calcext:value-type="float">
            <text:p>-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4336" calcext:value-type="float">
            <text:p>-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4336" calcext:value-type="float">
            <text:p>-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4336" calcext:value-type="float">
            <text:p>-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9576" calcext:value-type="float">
            <text:p>-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92" calcext:value-type="float">
            <text:p>-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7488" calcext:value-type="float">
            <text:p>-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50536" calcext:value-type="float">
            <text:p>-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35296" calcext:value-type="float">
            <text:p>-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444" calcext:value-type="float">
            <text:p>-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444" calcext:value-type="float">
            <text:p>-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56632" calcext:value-type="float">
            <text:p>-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92" calcext:value-type="float">
            <text:p>-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92" calcext:value-type="float">
            <text:p>-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6256" calcext:value-type="float">
            <text:p>-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41976" calcext:value-type="float">
            <text:p>-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6636" calcext:value-type="float">
            <text:p>-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4272" calcext:value-type="float">
            <text:p>-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9136" calcext:value-type="float">
            <text:p>-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9136" calcext:value-type="float">
            <text:p>-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6568" calcext:value-type="float">
            <text:p>-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3144" calcext:value-type="float">
            <text:p>-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6192" calcext:value-type="float">
            <text:p>-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1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0472" calcext:value-type="float">
            <text:p>-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2664" calcext:value-type="float">
            <text:p>-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7904" calcext:value-type="float">
            <text:p>-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82768" calcext:value-type="float">
            <text:p>-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01056" calcext:value-type="float">
            <text:p>-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9496" calcext:value-type="float">
            <text:p>-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3248" calcext:value-type="float">
            <text:p>-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3248" calcext:value-type="float">
            <text:p>-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22392" calcext:value-type="float">
            <text:p>-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3728" calcext:value-type="float">
            <text:p>-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9824" calcext:value-type="float">
            <text:p>-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8968" calcext:value-type="float">
            <text:p>-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7256" calcext:value-type="float">
            <text:p>-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98592" calcext:value-type="float">
            <text:p>-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95544" calcext:value-type="float">
            <text:p>-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688" calcext:value-type="float">
            <text:p>-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3832" calcext:value-type="float">
            <text:p>-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04688" calcext:value-type="float">
            <text:p>-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3352" calcext:value-type="float">
            <text:p>-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7256" calcext:value-type="float">
            <text:p>-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98592" calcext:value-type="float">
            <text:p>-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1264" calcext:value-type="float">
            <text:p>-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9176" calcext:value-type="float">
            <text:p>-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308" calcext:value-type="float">
            <text:p>-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0032" calcext:value-type="float">
            <text:p>-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1744" calcext:value-type="float">
            <text:p>-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1744" calcext:value-type="float">
            <text:p>-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3456" calcext:value-type="float">
            <text:p>-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8216" calcext:value-type="float">
            <text:p>-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0408" calcext:value-type="float">
            <text:p>-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6504" calcext:value-type="float">
            <text:p>-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5648" calcext:value-type="float">
            <text:p>-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5752" calcext:value-type="float">
            <text:p>-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3664" calcext:value-type="float">
            <text:p>-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72328" calcext:value-type="float">
            <text:p>-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8452" calcext:value-type="float">
            <text:p>-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81472" calcext:value-type="float">
            <text:p>-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11952" calcext:value-type="float">
            <text:p>-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0616" calcext:value-type="float">
            <text:p>-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02808" calcext:value-type="float">
            <text:p>-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3288" calcext:value-type="float">
            <text:p>-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928" calcext:value-type="float">
            <text:p>-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0512" calcext:value-type="float">
            <text:p>-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3184" calcext:value-type="float">
            <text:p>-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3184" calcext:value-type="float">
            <text:p>-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78424" calcext:value-type="float">
            <text:p>-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8452" calcext:value-type="float">
            <text:p>-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8452" calcext:value-type="float">
            <text:p>-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3184" calcext:value-type="float">
            <text:p>-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5272" calcext:value-type="float">
            <text:p>-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80888" calcext:value-type="float">
            <text:p>-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2224" calcext:value-type="float">
            <text:p>-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6608" calcext:value-type="float">
            <text:p>-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832" calcext:value-type="float">
            <text:p>-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2704" calcext:value-type="float">
            <text:p>-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1368" calcext:value-type="float">
            <text:p>-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8112" calcext:value-type="float">
            <text:p>-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7256" calcext:value-type="float">
            <text:p>-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8968" calcext:value-type="float">
            <text:p>-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8696" calcext:value-type="float">
            <text:p>-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5648" calcext:value-type="float">
            <text:p>-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1264" calcext:value-type="float">
            <text:p>-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0408" calcext:value-type="float">
            <text:p>-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4312" calcext:value-type="float">
            <text:p>-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9552" calcext:value-type="float">
            <text:p>-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5168" calcext:value-type="float">
            <text:p>-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688" calcext:value-type="float">
            <text:p>-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6024" calcext:value-type="float">
            <text:p>-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308" calcext:value-type="float">
            <text:p>-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0512" calcext:value-type="float">
            <text:p>-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4896" calcext:value-type="float">
            <text:p>-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5752" calcext:value-type="float">
            <text:p>-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2704" calcext:value-type="float">
            <text:p>-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83936" calcext:value-type="float">
            <text:p>-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80888" calcext:value-type="float">
            <text:p>-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1744" calcext:value-type="float">
            <text:p>-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26" calcext:value-type="float">
            <text:p>-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1744" calcext:value-type="float">
            <text:p>-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1744" calcext:value-type="float">
            <text:p>-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1264" calcext:value-type="float">
            <text:p>-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4792" calcext:value-type="float">
            <text:p>-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7464" calcext:value-type="float">
            <text:p>-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9176" calcext:value-type="float">
            <text:p>-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8696" calcext:value-type="float">
            <text:p>-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4312" calcext:value-type="float">
            <text:p>-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6128" calcext:value-type="float">
            <text:p>-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75376" calcext:value-type="float">
            <text:p>-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1848" calcext:value-type="float">
            <text:p>-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9656" calcext:value-type="float">
            <text:p>-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0512" calcext:value-type="float">
            <text:p>-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0032" calcext:value-type="float">
            <text:p>-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4312" calcext:value-type="float">
            <text:p>-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688" calcext:value-type="float">
            <text:p>-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0304" calcext:value-type="float">
            <text:p>-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4792" calcext:value-type="float">
            <text:p>-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9176" calcext:value-type="float">
            <text:p>-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2224" calcext:value-type="float">
            <text:p>-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2-01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95544" calcext:value-type="float">
            <text:p>-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2224" calcext:value-type="float">
            <text:p>-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80888" calcext:value-type="float">
            <text:p>-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9176" calcext:value-type="float">
            <text:p>-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5752" calcext:value-type="float">
            <text:p>-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26" calcext:value-type="float">
            <text:p>-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0408" calcext:value-type="float">
            <text:p>-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3456" calcext:value-type="float">
            <text:p>-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5168" calcext:value-type="float">
            <text:p>-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07736" calcext:value-type="float">
            <text:p>-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4208" calcext:value-type="float">
            <text:p>-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0784" calcext:value-type="float">
            <text:p>-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07736" calcext:value-type="float">
            <text:p>-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5064" calcext:value-type="float">
            <text:p>-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592" calcext:value-type="float">
            <text:p>-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212" calcext:value-type="float">
            <text:p>-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5752" calcext:value-type="float">
            <text:p>-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26" calcext:value-type="float">
            <text:p>-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9176" calcext:value-type="float">
            <text:p>-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4792" calcext:value-type="float">
            <text:p>-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92496" calcext:value-type="float">
            <text:p>-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2016" calcext:value-type="float">
            <text:p>-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3352" calcext:value-type="float">
            <text:p>-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0304" calcext:value-type="float">
            <text:p>-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4584" calcext:value-type="float">
            <text:p>-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592" calcext:value-type="float">
            <text:p>-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5168" calcext:value-type="float">
            <text:p>-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2976" calcext:value-type="float">
            <text:p>-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9824" calcext:value-type="float">
            <text:p>-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7256" calcext:value-type="float">
            <text:p>-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4312" calcext:value-type="float">
            <text:p>-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688" calcext:value-type="float">
            <text:p>-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7256" calcext:value-type="float">
            <text:p>-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2016" calcext:value-type="float">
            <text:p>-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6776" calcext:value-type="float">
            <text:p>-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6296" calcext:value-type="float">
            <text:p>-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04104" calcext:value-type="float">
            <text:p>-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9496" calcext:value-type="float">
            <text:p>-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85816" calcext:value-type="float">
            <text:p>-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6448" calcext:value-type="float">
            <text:p>-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5336" calcext:value-type="float">
            <text:p>-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6296" calcext:value-type="float">
            <text:p>-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4584" calcext:value-type="float">
            <text:p>-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8384" calcext:value-type="float">
            <text:p>-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91912" calcext:value-type="float">
            <text:p>-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0576" calcext:value-type="float">
            <text:p>-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0952" calcext:value-type="float">
            <text:p>-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7904" calcext:value-type="float">
            <text:p>-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7424" calcext:value-type="float">
            <text:p>-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14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304" calcext:value-type="float">
            <text:p>-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5712" calcext:value-type="float">
            <text:p>-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0952" calcext:value-type="float">
            <text:p>-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0576" calcext:value-type="float">
            <text:p>-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924" calcext:value-type="float">
            <text:p>-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7048" calcext:value-type="float">
            <text:p>-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61432" calcext:value-type="float">
            <text:p>-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0096" calcext:value-type="float">
            <text:p>-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0096" calcext:value-type="float">
            <text:p>-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876" calcext:value-type="float">
            <text:p>-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876" calcext:value-type="float">
            <text:p>-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7904" calcext:value-type="float">
            <text:p>-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7048" calcext:value-type="float">
            <text:p>-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352" calcext:value-type="float">
            <text:p>-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876" calcext:value-type="float">
            <text:p>-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82768" calcext:value-type="float">
            <text:p>-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6448" calcext:value-type="float">
            <text:p>-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7904" calcext:value-type="float">
            <text:p>-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0952" calcext:value-type="float">
            <text:p>-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5232" calcext:value-type="float">
            <text:p>-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5608" calcext:value-type="float">
            <text:p>-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6088" calcext:value-type="float">
            <text:p>-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876" calcext:value-type="float">
            <text:p>-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256" calcext:value-type="float">
            <text:p>-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9888" calcext:value-type="float">
            <text:p>-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8176" calcext:value-type="float">
            <text:p>-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256" calcext:value-type="float">
            <text:p>-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732" calcext:value-type="float">
            <text:p>-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39512" calcext:value-type="float">
            <text:p>-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9992" calcext:value-type="float">
            <text:p>-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9616" calcext:value-type="float">
            <text:p>-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7904" calcext:value-type="float">
            <text:p>-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0952" calcext:value-type="float">
            <text:p>-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1328" calcext:value-type="float">
            <text:p>-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9992" calcext:value-type="float">
            <text:p>-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9616" calcext:value-type="float">
            <text:p>-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924" calcext:value-type="float">
            <text:p>-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828" calcext:value-type="float">
            <text:p>-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5608" calcext:value-type="float">
            <text:p>-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05984" calcext:value-type="float">
            <text:p>-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4648" calcext:value-type="float">
            <text:p>-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9888" calcext:value-type="float">
            <text:p>-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05984" calcext:value-type="float">
            <text:p>-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36464" calcext:value-type="float">
            <text:p>-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6944" calcext:value-type="float">
            <text:p>-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1328" calcext:value-type="float">
            <text:p>-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7424" calcext:value-type="float">
            <text:p>-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1328" calcext:value-type="float">
            <text:p>-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876" calcext:value-type="float">
            <text:p>-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2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7048" calcext:value-type="float">
            <text:p>-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33416" calcext:value-type="float">
            <text:p>-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0848" calcext:value-type="float">
            <text:p>-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7424" calcext:value-type="float">
            <text:p>-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0952" calcext:value-type="float">
            <text:p>-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7048" calcext:value-type="float">
            <text:p>-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3624" calcext:value-type="float">
            <text:p>-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91912" calcext:value-type="float">
            <text:p>-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22392" calcext:value-type="float">
            <text:p>-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0164" calcext:value-type="float">
            <text:p>-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736" calcext:value-type="float">
            <text:p>-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308" calcext:value-type="float">
            <text:p>-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9656" calcext:value-type="float">
            <text:p>-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928" calcext:value-type="float">
            <text:p>-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6336" calcext:value-type="float">
            <text:p>-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6816" calcext:value-type="float">
            <text:p>-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0344" calcext:value-type="float">
            <text:p>-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5584" calcext:value-type="float">
            <text:p>-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0344" calcext:value-type="float">
            <text:p>-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2056" calcext:value-type="float">
            <text:p>-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0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024" calcext:value-type="float">
            <text:p>-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168" calcext:value-type="float">
            <text:p>-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1784" calcext:value-type="float">
            <text:p>-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5208" calcext:value-type="float">
            <text:p>-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4728" calcext:value-type="float">
            <text:p>-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216" calcext:value-type="float">
            <text:p>-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6064" calcext:value-type="float">
            <text:p>-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4728" calcext:value-type="float">
            <text:p>-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644" calcext:value-type="float">
            <text:p>-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7296" calcext:value-type="float">
            <text:p>-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2056" calcext:value-type="float">
            <text:p>-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08904" calcext:value-type="float">
            <text:p>-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0512" calcext:value-type="float">
            <text:p>-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0784" calcext:value-type="float">
            <text:p>-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67528" calcext:value-type="float">
            <text:p>-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9136" calcext:value-type="float">
            <text:p>-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732" calcext:value-type="float">
            <text:p>-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38928" calcext:value-type="float">
            <text:p>-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84064" calcext:value-type="float">
            <text:p>-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81016" calcext:value-type="float">
            <text:p>-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84064" calcext:value-type="float">
            <text:p>-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68824" calcext:value-type="float">
            <text:p>-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6152" calcext:value-type="float">
            <text:p>-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92" calcext:value-type="float">
            <text:p>-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1392" calcext:value-type="float">
            <text:p>-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7492" calcext:value-type="float">
            <text:p>-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87112" calcext:value-type="float">
            <text:p>-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77968" calcext:value-type="float">
            <text:p>-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71872" calcext:value-type="float">
            <text:p>-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7492" calcext:value-type="float">
            <text:p>-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7488" calcext:value-type="float">
            <text:p>-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3104" calcext:value-type="float">
            <text:p>-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872" calcext:value-type="float">
            <text:p>-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5672" calcext:value-type="float">
            <text:p>-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872" calcext:value-type="float">
            <text:p>-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6528" calcext:value-type="float">
            <text:p>-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53" calcext:value-type="float">
            <text:p>-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3376" calcext:value-type="float">
            <text:p>-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3376" calcext:value-type="float">
            <text:p>-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252" calcext:value-type="float">
            <text:p>-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9848" calcext:value-type="float">
            <text:p>-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108" calcext:value-type="float">
            <text:p>-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108" calcext:value-type="float">
            <text:p>-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5464" calcext:value-type="float">
            <text:p>-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2416" calcext:value-type="float">
            <text:p>-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9368" calcext:value-type="float">
            <text:p>-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108" calcext:value-type="float">
            <text:p>-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536" calcext:value-type="float">
            <text:p>-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1832" calcext:value-type="float">
            <text:p>-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9264" calcext:value-type="float">
            <text:p>-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012" calcext:value-type="float">
            <text:p>-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964" calcext:value-type="float">
            <text:p>-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964" calcext:value-type="float">
            <text:p>-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5736" calcext:value-type="float">
            <text:p>-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0976" calcext:value-type="float">
            <text:p>-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4024" calcext:value-type="float">
            <text:p>-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8784" calcext:value-type="float">
            <text:p>-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1832" calcext:value-type="float">
            <text:p>-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0976" calcext:value-type="float">
            <text:p>-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5736" calcext:value-type="float">
            <text:p>-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7448" calcext:value-type="float">
            <text:p>-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1352" calcext:value-type="float">
            <text:p>-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6112" calcext:value-type="float">
            <text:p>-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6968" calcext:value-type="float">
            <text:p>-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6488" calcext:value-type="float">
            <text:p>-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82" calcext:value-type="float">
            <text:p>-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6008" calcext:value-type="float">
            <text:p>-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2104" calcext:value-type="float">
            <text:p>-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9912" calcext:value-type="float">
            <text:p>-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6864" calcext:value-type="float">
            <text:p>-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9912" calcext:value-type="float">
            <text:p>-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5152" calcext:value-type="float">
            <text:p>-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2104" calcext:value-type="float">
            <text:p>-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4672" calcext:value-type="float">
            <text:p>-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4672" calcext:value-type="float">
            <text:p>-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99432" calcext:value-type="float">
            <text:p>-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4672" calcext:value-type="float">
            <text:p>-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2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05528" calcext:value-type="float">
            <text:p>-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4192" calcext:value-type="float">
            <text:p>-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5048" calcext:value-type="float">
            <text:p>-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724" calcext:value-type="float">
            <text:p>-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90288" calcext:value-type="float">
            <text:p>-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4192" calcext:value-type="float">
            <text:p>-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724" calcext:value-type="float">
            <text:p>-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1624" calcext:value-type="float">
            <text:p>-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296" calcext:value-type="float">
            <text:p>-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2104" calcext:value-type="float">
            <text:p>-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9912" calcext:value-type="float">
            <text:p>-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7344" calcext:value-type="float">
            <text:p>-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0392" calcext:value-type="float">
            <text:p>-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96384" calcext:value-type="float">
            <text:p>-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4672" calcext:value-type="float">
            <text:p>-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0768" calcext:value-type="float">
            <text:p>-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05528" calcext:value-type="float">
            <text:p>-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90288" calcext:value-type="float">
            <text:p>-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4568" calcext:value-type="float">
            <text:p>-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3232" calcext:value-type="float">
            <text:p>-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3232" calcext:value-type="float">
            <text:p>-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5424" calcext:value-type="float">
            <text:p>-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8472" calcext:value-type="float">
            <text:p>-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0664" calcext:value-type="float">
            <text:p>-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0664" calcext:value-type="float">
            <text:p>-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9808" calcext:value-type="float">
            <text:p>-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2856" calcext:value-type="float">
            <text:p>-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93336" calcext:value-type="float">
            <text:p>-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724" calcext:value-type="float">
            <text:p>-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3816" calcext:value-type="float">
            <text:p>-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4672" calcext:value-type="float">
            <text:p>-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05528" calcext:value-type="float">
            <text:p>-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1248" calcext:value-type="float">
            <text:p>-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392" calcext:value-type="float">
            <text:p>-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1352" calcext:value-type="float">
            <text:p>-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3544" calcext:value-type="float">
            <text:p>-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2688" calcext:value-type="float">
            <text:p>-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3544" calcext:value-type="float">
            <text:p>-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7448" calcext:value-type="float">
            <text:p>-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6968" calcext:value-type="float">
            <text:p>-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9536" calcext:value-type="float">
            <text:p>-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9536" calcext:value-type="float">
            <text:p>-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9536" calcext:value-type="float">
            <text:p>-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6112" calcext:value-type="float">
            <text:p>-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7448" calcext:value-type="float">
            <text:p>-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8784" calcext:value-type="float">
            <text:p>-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4024" calcext:value-type="float">
            <text:p>-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3544" calcext:value-type="float">
            <text:p>-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916" calcext:value-type="float">
            <text:p>-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3064" calcext:value-type="float">
            <text:p>-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488" calcext:value-type="float">
            <text:p>-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2792" calcext:value-type="float">
            <text:p>-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108" calcext:value-type="float">
            <text:p>-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8888" calcext:value-type="float">
            <text:p>-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8888" calcext:value-type="float">
            <text:p>-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8032" calcext:value-type="float">
            <text:p>-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156" calcext:value-type="float">
            <text:p>-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0224" calcext:value-type="float">
            <text:p>-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2792" calcext:value-type="float">
            <text:p>-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8888" calcext:value-type="float">
            <text:p>-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7176" calcext:value-type="float">
            <text:p>-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7656" calcext:value-type="float">
            <text:p>-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3752" calcext:value-type="float">
            <text:p>-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204" calcext:value-type="float">
            <text:p>-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6424" calcext:value-type="float">
            <text:p>-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5192" calcext:value-type="float">
            <text:p>-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59096" calcext:value-type="float">
            <text:p>-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824" calcext:value-type="float">
            <text:p>-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11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204" calcext:value-type="float">
            <text:p>-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2624" calcext:value-type="float">
            <text:p>-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9576" calcext:value-type="float">
            <text:p>-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9576" calcext:value-type="float">
            <text:p>-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35296" calcext:value-type="float">
            <text:p>-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016" calcext:value-type="float">
            <text:p>-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9304" calcext:value-type="float">
            <text:p>-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14544" calcext:value-type="float">
            <text:p>-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6636" calcext:value-type="float">
            <text:p>-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7696" calcext:value-type="float">
            <text:p>-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208" calcext:value-type="float">
            <text:p>-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39512" calcext:value-type="float">
            <text:p>-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5128" calcext:value-type="float">
            <text:p>-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5128" calcext:value-type="float">
            <text:p>-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684" calcext:value-type="float">
            <text:p>-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5128" calcext:value-type="float">
            <text:p>-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0744" calcext:value-type="float">
            <text:p>-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3588" calcext:value-type="float">
            <text:p>-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3588" calcext:value-type="float">
            <text:p>-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02936" calcext:value-type="float">
            <text:p>-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732" calcext:value-type="float">
            <text:p>-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304" calcext:value-type="float">
            <text:p>-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5232" calcext:value-type="float">
            <text:p>-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7904" calcext:value-type="float">
            <text:p>-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4856" calcext:value-type="float">
            <text:p>-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4856" calcext:value-type="float">
            <text:p>-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1328" calcext:value-type="float">
            <text:p>-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4376" calcext:value-type="float">
            <text:p>-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5336" calcext:value-type="float">
            <text:p>-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8384" calcext:value-type="float">
            <text:p>-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5336" calcext:value-type="float">
            <text:p>-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67528" calcext:value-type="float">
            <text:p>-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6448" calcext:value-type="float">
            <text:p>-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8384" calcext:value-type="float">
            <text:p>-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67528" calcext:value-type="float">
            <text:p>-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5336" calcext:value-type="float">
            <text:p>-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7048" calcext:value-type="float">
            <text:p>-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3624" calcext:value-type="float">
            <text:p>-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4584" calcext:value-type="float">
            <text:p>-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7256" calcext:value-type="float">
            <text:p>-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5064" calcext:value-type="float">
            <text:p>-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0304" calcext:value-type="float">
            <text:p>-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9072" calcext:value-type="float">
            <text:p>-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0784" calcext:value-type="float">
            <text:p>-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2976" calcext:value-type="float">
            <text:p>-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6504" calcext:value-type="float">
            <text:p>-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83936" calcext:value-type="float">
            <text:p>-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23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4792" calcext:value-type="float">
            <text:p>-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4416" calcext:value-type="float">
            <text:p>-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4792" calcext:value-type="float">
            <text:p>-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6024" calcext:value-type="float">
            <text:p>-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784" calcext:value-type="float">
            <text:p>-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4416" calcext:value-type="float">
            <text:p>-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0512" calcext:value-type="float">
            <text:p>-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9176" calcext:value-type="float">
            <text:p>-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1368" calcext:value-type="float">
            <text:p>-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6128" calcext:value-type="float">
            <text:p>-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9176" calcext:value-type="float">
            <text:p>-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8696" calcext:value-type="float">
            <text:p>-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736" calcext:value-type="float">
            <text:p>-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5168" calcext:value-type="float">
            <text:p>-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0408" calcext:value-type="float">
            <text:p>-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832" calcext:value-type="float">
            <text:p>-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50992" calcext:value-type="float">
            <text:p>-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50992" calcext:value-type="float">
            <text:p>-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72328" calcext:value-type="float">
            <text:p>-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3664" calcext:value-type="float">
            <text:p>-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1848" calcext:value-type="float">
            <text:p>-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4416" calcext:value-type="float">
            <text:p>-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86984" calcext:value-type="float">
            <text:p>-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784" calcext:value-type="float">
            <text:p>-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83936" calcext:value-type="float">
            <text:p>-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832" calcext:value-type="float">
            <text:p>-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1368" calcext:value-type="float">
            <text:p>-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1368" calcext:value-type="float">
            <text:p>-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9072" calcext:value-type="float">
            <text:p>-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1264" calcext:value-type="float">
            <text:p>-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832" calcext:value-type="float">
            <text:p>-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356" calcext:value-type="float">
            <text:p>-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26" calcext:value-type="float">
            <text:p>-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4416" calcext:value-type="float">
            <text:p>-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1848" calcext:value-type="float">
            <text:p>-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356" calcext:value-type="float">
            <text:p>-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9656" calcext:value-type="float">
            <text:p>-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4416" calcext:value-type="float">
            <text:p>-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86984" calcext:value-type="float">
            <text:p>-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6504" calcext:value-type="float">
            <text:p>-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9072" calcext:value-type="float">
            <text:p>-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9072" calcext:value-type="float">
            <text:p>-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832" calcext:value-type="float">
            <text:p>-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0032" calcext:value-type="float">
            <text:p>-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832" calcext:value-type="float">
            <text:p>-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9176" calcext:value-type="float">
            <text:p>-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4416" calcext:value-type="float">
            <text:p>-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02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6232" calcext:value-type="float">
            <text:p>-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72328" calcext:value-type="float">
            <text:p>-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6712" calcext:value-type="float">
            <text:p>-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8452" calcext:value-type="float">
            <text:p>-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18048" calcext:value-type="float">
            <text:p>-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8152" calcext:value-type="float">
            <text:p>-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3872" calcext:value-type="float">
            <text:p>-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02808" calcext:value-type="float">
            <text:p>-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9928" calcext:value-type="float">
            <text:p>-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3728" calcext:value-type="float">
            <text:p>-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7632" calcext:value-type="float">
            <text:p>-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22392" calcext:value-type="float">
            <text:p>-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924" calcext:value-type="float">
            <text:p>-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256" calcext:value-type="float">
            <text:p>-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732" calcext:value-type="float">
            <text:p>-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4752" calcext:value-type="float">
            <text:p>-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9992" calcext:value-type="float">
            <text:p>-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876" calcext:value-type="float">
            <text:p>-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6568" calcext:value-type="float">
            <text:p>-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2184" calcext:value-type="float">
            <text:p>-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9136" calcext:value-type="float">
            <text:p>-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9616" calcext:value-type="float">
            <text:p>-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2184" calcext:value-type="float">
            <text:p>-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2184" calcext:value-type="float">
            <text:p>-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876" calcext:value-type="float">
            <text:p>-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2184" calcext:value-type="float">
            <text:p>-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33416" calcext:value-type="float">
            <text:p>-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9992" calcext:value-type="float">
            <text:p>-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1704" calcext:value-type="float">
            <text:p>-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8656" calcext:value-type="float">
            <text:p>-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8176" calcext:value-type="float">
            <text:p>-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8176" calcext:value-type="float">
            <text:p>-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33848" calcext:value-type="float">
            <text:p>-5.1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555904" calcext:value-type="float">
            <text:p>-5.15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055329032258" calcext:value-type="float">
            <text:p>-5.0905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18848" calcext:value-type="float">
            <text:p>-5.0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05824516129" calcext:value-type="float">
            <text:p>-4.9305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044412903226" calcext:value-type="float">
            <text:p>-4.6104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68768" calcext:value-type="float">
            <text:p>-4.5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955896774194" calcext:value-type="float">
            <text:p>-4.7795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407568" calcext:value-type="float">
            <text:p>-5.1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238632258065" calcext:value-type="float">
            <text:p>-5.35238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856496551724" calcext:value-type="float">
            <text:p>-5.308564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1385574193548" calcext:value-type="float">
            <text:p>-5.1138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502425806452" calcext:value-type="float">
            <text:p>-4.9750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33152" calcext:value-type="float">
            <text:p>-4.83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509419354839" calcext:value-type="float">
            <text:p>-4.6250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681963636364" calcext:value-type="float">
            <text:p>-4.75681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06544" calcext:value-type="float">
            <text:p>-4.6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02144" calcext:value-type="float">
            <text:p>-4.56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2144" calcext:value-type="float">
            <text:p>-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484988235294" calcext:value-type="float">
            <text:p>-5.5448498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192672" calcext:value-type="float">
            <text:p>-5.7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743458064516" calcext:value-type="float">
            <text:p>-5.9474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892153846154" calcext:value-type="float">
            <text:p>-5.438921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59152" calcext:value-type="float">
            <text:p>-5.31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748342857143" calcext:value-type="float">
            <text:p>-5.33748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018" calcext:value-type="float">
            <text:p>-5.25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62384516129" calcext:value-type="float">
            <text:p>-5.2262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14016" calcext:value-type="float">
            <text:p>-5.32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859024516129" calcext:value-type="float">
            <text:p>-5.5859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12032" calcext:value-type="float">
            <text:p>-5.46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555535483871" calcext:value-type="float">
            <text:p>-5.6355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4199657142857" calcext:value-type="float">
            <text:p>-5.74199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231070967742" calcext:value-type="float">
            <text:p>-5.6323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185393548387" calcext:value-type="float">
            <text:p>-5.5418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5092" calcext:value-type="float">
            <text:p>-5.43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369367741936" calcext:value-type="float">
            <text:p>-5.19369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743864" calcext:value-type="float">
            <text:p>-5.17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596774193548" calcext:value-type="float">
            <text:p>-4.4859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06824" calcext:value-type="float">
            <text:p>-4.2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88128" calcext:value-type="float">
            <text:p>-4.31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2104" calcext:value-type="float">
            <text:p>-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18016" calcext:value-type="float">
            <text:p>-4.71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320825806452" calcext:value-type="float">
            <text:p>-4.9232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1287142857143" calcext:value-type="float">
            <text:p>-5.0128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526709677419" calcext:value-type="float">
            <text:p>-5.0252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0599587096774" calcext:value-type="float">
            <text:p>-5.0059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7344" calcext:value-type="float">
            <text:p>-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243563636364" calcext:value-type="float">
            <text:p>-4.73243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3184" calcext:value-type="float">
            <text:p>-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493353846154" calcext:value-type="float">
            <text:p>-5.534933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65296" calcext:value-type="float">
            <text:p>-5.4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693212903226" calcext:value-type="float">
            <text:p>-5.46693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293776" calcext:value-type="float">
            <text:p>-5.12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439380645161" calcext:value-type="float">
            <text:p>-4.9943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512258064516" calcext:value-type="float">
            <text:p>-4.9751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793648" calcext:value-type="float">
            <text:p>-5.17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916438709677" calcext:value-type="float">
            <text:p>-5.62916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74152" calcext:value-type="float">
            <text:p>-5.88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97832258065" calcext:value-type="float">
            <text:p>-5.89797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714257142857" calcext:value-type="float">
            <text:p>-5.76714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8157032258065" calcext:value-type="float">
            <text:p>-5.6815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925135483871" calcext:value-type="float">
            <text:p>-5.4892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80736" calcext:value-type="float">
            <text:p>-5.3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493703225807" calcext:value-type="float">
            <text:p>-5.28493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80744" calcext:value-type="float">
            <text:p>-5.21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789238709677" calcext:value-type="float">
            <text:p>-5.3578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822787096774" calcext:value-type="float">
            <text:p>-5.3382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65904" calcext:value-type="float">
            <text:p>-5.53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7615664516129" calcext:value-type="float">
            <text:p>-5.7761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23096" calcext:value-type="float">
            <text:p>-5.9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535819354839" calcext:value-type="float">
            <text:p>-5.9753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8027457142857" calcext:value-type="float">
            <text:p>-5.68027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041393548387" calcext:value-type="float">
            <text:p>-5.4504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791535483871" calcext:value-type="float">
            <text:p>-5.4679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252368" calcext:value-type="float">
            <text:p>-5.42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511612903226" calcext:value-type="float">
            <text:p>-5.4151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9144" calcext:value-type="float">
            <text:p>-5.33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0176206451613" calcext:value-type="float">
            <text:p>-5.1017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996929032258" calcext:value-type="float">
            <text:p>-4.9899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70792" calcext:value-type="float">
            <text:p>-4.97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0372851612903" calcext:value-type="float">
            <text:p>-5.1037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64568" calcext:value-type="float">
            <text:p>-5.0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446864516129" calcext:value-type="float">
            <text:p>-5.2244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6588485714286" calcext:value-type="float">
            <text:p>-5.06588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8140929032258" calcext:value-type="float">
            <text:p>-5.0814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487380645161" calcext:value-type="float">
            <text:p>-5.0248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66144" calcext:value-type="float">
            <text:p>-4.96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913083870968" calcext:value-type="float">
            <text:p>-4.8691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82584" calcext:value-type="float">
            <text:p>-4.6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639587096774" calcext:value-type="float">
            <text:p>-4.3963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17344516129" calcext:value-type="float">
            <text:p>-4.2417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16272" calcext:value-type="float">
            <text:p>-4.28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529161290323" calcext:value-type="float">
            <text:p>-4.1152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53024" calcext:value-type="float">
            <text:p>-4.37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401264516129" calcext:value-type="float">
            <text:p>-4.6240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645875862069" calcext:value-type="float">
            <text:p>-4.61645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580567741936" calcext:value-type="float">
            <text:p>-4.56580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33535483871" calcext:value-type="float">
            <text:p>-4.463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83304" calcext:value-type="float">
            <text:p>-4.21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4488" calcext:value-type="float">
            <text:p>-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83976" calcext:value-type="float">
            <text:p>-3.6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620025806452" calcext:value-type="float">
            <text:p>-3.71620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644335483871" calcext:value-type="float">
            <text:p>-3.5964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5776" calcext:value-type="float">
            <text:p>-3.7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187329032258" calcext:value-type="float">
            <text:p>-4.2218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48424" calcext:value-type="float">
            <text:p>-4.50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046141935484" calcext:value-type="float">
            <text:p>-4.6504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9328" calcext:value-type="float">
            <text:p>-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891870967742" calcext:value-type="float">
            <text:p>-3.6389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54536" calcext:value-type="float">
            <text:p>-3.7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067096774193" calcext:value-type="float">
            <text:p>-3.770670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116" calcext:value-type="float">
            <text:p>-3.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2071716129032" calcext:value-type="float">
            <text:p>-3.8207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2150374193548" calcext:value-type="float">
            <text:p>-3.8215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82212" calcext:value-type="float">
            <text:p>-3.9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724025806452" calcext:value-type="float">
            <text:p>-4.4172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01328" calcext:value-type="float">
            <text:p>-4.7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441729032258" calcext:value-type="float">
            <text:p>-4.7644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9486" calcext:value-type="float">
            <text:p>-4.5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3260232258065" calcext:value-type="float">
            <text:p>-4.03260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141703225807" calcext:value-type="float">
            <text:p>-3.79141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09376" calcext:value-type="float">
            <text:p>-3.64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644335483871" calcext:value-type="float">
            <text:p>-3.5964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6068" calcext:value-type="float">
            <text:p>-3.84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525187096774" calcext:value-type="float">
            <text:p>-3.6252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7392" calcext:value-type="float">
            <text:p>-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3168" calcext:value-type="float">
            <text:p>-3.5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407225806452" calcext:value-type="float">
            <text:p>-3.4540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666" calcext:value-type="float">
            <text:p>-3.7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633341935484" calcext:value-type="float">
            <text:p>-3.6263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7263257142857" calcext:value-type="float">
            <text:p>-3.97263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0655870967742" calcext:value-type="float">
            <text:p>-3.8065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695957894737" calcext:value-type="float">
            <text:p>-3.6269595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723148387097" calcext:value-type="float">
            <text:p>-2.5772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923303225807" calcext:value-type="float">
            <text:p>-2.31923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59744" calcext:value-type="float">
            <text:p>-2.3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79793548387" calcext:value-type="float">
            <text:p>-2.8077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98872" calcext:value-type="float">
            <text:p>-3.0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021496774194" calcext:value-type="float">
            <text:p>-3.1702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112386206897" calcext:value-type="float">
            <text:p>-3.001123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246503225806" calcext:value-type="float">
            <text:p>-3.03246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985703225806" calcext:value-type="float">
            <text:p>-2.73985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73936" calcext:value-type="float">
            <text:p>-2.71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091587096774" calcext:value-type="float">
            <text:p>-2.4609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69832" calcext:value-type="float">
            <text:p>-2.17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768335483871" calcext:value-type="float">
            <text:p>-2.0876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657290322581" calcext:value-type="float">
            <text:p>-2.0765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8944" calcext:value-type="float">
            <text:p>-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767122580645" calcext:value-type="float">
            <text:p>-2.4576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2432" calcext:value-type="float">
            <text:p>-3.2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439612903226" calcext:value-type="float">
            <text:p>-3.4643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992057142857" calcext:value-type="float">
            <text:p>-3.60992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023225806452" calcext:value-type="float">
            <text:p>-3.2102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922632258065" calcext:value-type="float">
            <text:p>-2.9292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11272" calcext:value-type="float">
            <text:p>-2.82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28206451613" calcext:value-type="float">
            <text:p>-2.7852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69384" calcext:value-type="float">
            <text:p>-2.98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447225806452" calcext:value-type="float">
            <text:p>-2.8444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775716129032" calcext:value-type="float">
            <text:p>-2.9977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06792" calcext:value-type="float">
            <text:p>-3.3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631587096774" calcext:value-type="float">
            <text:p>-3.7563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9982868965517" calcext:value-type="float">
            <text:p>-4.19982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361909677419" calcext:value-type="float">
            <text:p>-4.7936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951657142857" calcext:value-type="float">
            <text:p>-4.94951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199948387097" calcext:value-type="float">
            <text:p>-4.9119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031664516129" calcext:value-type="float">
            <text:p>-4.7703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92184" calcext:value-type="float">
            <text:p>-4.7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17104516129" calcext:value-type="float">
            <text:p>-4.8117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06104" calcext:value-type="float">
            <text:p>-4.68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545290322581" calcext:value-type="float">
            <text:p>-4.5454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585187096774" calcext:value-type="float">
            <text:p>-4.6158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14688" calcext:value-type="float">
            <text:p>-4.7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8937341935484" calcext:value-type="float">
            <text:p>-5.0893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22176" calcext:value-type="float">
            <text:p>-4.99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1327174193548" calcext:value-type="float">
            <text:p>-5.0132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45786" calcext:value-type="float">
            <text:p>-5.145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604180645161" calcext:value-type="float">
            <text:p>-5.2260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006167741936" calcext:value-type="float">
            <text:p>-5.09006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3188" calcext:value-type="float">
            <text:p>-4.93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220206451613" calcext:value-type="float">
            <text:p>-4.8122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17816" calcext:value-type="float">
            <text:p>-4.55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568490322581" calcext:value-type="float">
            <text:p>-4.1156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0300722580645" calcext:value-type="float">
            <text:p>-4.0030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878317241379" calcext:value-type="float">
            <text:p>-3.84878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167070967742" calcext:value-type="float">
            <text:p>-4.3216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70696" calcext:value-type="float">
            <text:p>-4.69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3420851612903" calcext:value-type="float">
            <text:p>-5.1342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2494924137931" calcext:value-type="float">
            <text:p>-5.12494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265316129032" calcext:value-type="float">
            <text:p>-4.8326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027587096774" calcext:value-type="float">
            <text:p>-4.9602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60304" calcext:value-type="float">
            <text:p>-4.86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581677419355" calcext:value-type="float">
            <text:p>-4.8758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50296" calcext:value-type="float">
            <text:p>-4.8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612361290323" calcext:value-type="float">
            <text:p>-4.6761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167587096774" calcext:value-type="float">
            <text:p>-4.7316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284" calcext:value-type="float">
            <text:p>-4.9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729535483871" calcext:value-type="float">
            <text:p>-5.072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008528" calcext:value-type="float">
            <text:p>-5.40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804851612903" calcext:value-type="float">
            <text:p>-5.3780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3885885714286" calcext:value-type="float">
            <text:p>-5.23885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841367741936" calcext:value-type="float">
            <text:p>-4.85841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635483870968" calcext:value-type="float">
            <text:p>-4.7563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63112" calcext:value-type="float">
            <text:p>-4.1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669780645161" calcext:value-type="float">
            <text:p>-3.6166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31584" calcext:value-type="float">
            <text:p>-3.22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889677419355" calcext:value-type="float">
            <text:p>-2.8488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664722580645" calcext:value-type="float">
            <text:p>-2.6466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34064" calcext:value-type="float">
            <text:p>-2.4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12670967742" calcext:value-type="float">
            <text:p>-2.6361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73776" calcext:value-type="float">
            <text:p>-3.0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897729032258" calcext:value-type="float">
            <text:p>-3.1489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965285714286" calcext:value-type="float">
            <text:p>-3.20965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032541935484" calcext:value-type="float">
            <text:p>-2.8003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339096774194" calcext:value-type="float">
            <text:p>-2.6733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52096" calcext:value-type="float">
            <text:p>-2.5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416945454545" calcext:value-type="float">
            <text:p>-2.464169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16774193548" calcext:value-type="float">
            <text:p>-2.2761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876516129032" calcext:value-type="float">
            <text:p>-1.9187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43224" calcext:value-type="float">
            <text:p>-1.61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89866666667" calcext:value-type="float">
            <text:p>-1.43289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632666666667" calcext:value-type="float">
            <text:p>-1.93632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968464516129" calcext:value-type="float">
            <text:p>-1.9996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9704" calcext:value-type="float">
            <text:p>-1.9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320" meta:object-count="0"/>
    <meta:user-defined meta:name="AppVersion">3.0</meta:user-defined>
  </office:meta>
</office:document-meta>
</file>